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/>
    </style:style>
    <style:style style:name="P2" style:parent-style-name="Akapitzlistą" style:family="paragraph"/>
    <style:style style:name="P3" style:parent-style-name="Akapitzlistą" style:family="paragraph"/>
    <style:style style:name="P4" style:parent-style-name="Akapitzlistą" style:family="paragraph"/>
    <style:style style:name="P5" style:parent-style-name="Akapitzlistą" style:family="paragraph"/>
    <style:style style:name="P6" style:parent-style-name="Akapitzlistą" style:family="paragraph"/>
    <style:style style:name="P7" style:parent-style-name="Akapitzlistą" style:family="paragraph"/>
    <style:style style:name="P8" style:parent-style-name="Akapitzlistą" style:family="paragraph"/>
    <style:style style:name="P9" style:parent-style-name="Akapitzlistą" style:family="paragraph"/>
    <style:style style:name="P10" style:parent-style-name="Akapitzlistą" style:family="paragraph"/>
    <style:style style:name="P11" style:parent-style-name="Akapitzlistą" style:family="paragraph"/>
    <style:style style:name="P12" style:parent-style-name="Akapitzlistą" style:family="paragraph"/>
    <style:style style:name="P13" style:parent-style-name="Akapitzlistą" style:family="paragraph"/>
  </office:automatic-styles>
  <office:body>
    <office:text text:use-soft-page-breaks="true">
      <text:h text:style-name="P1" text:outline-level="1">Podział prac implementacyjnych.</text:h>
      <text:p text:style-name="Tekstpodstawowyzwcięciem">Prace implementacyjne będą składały<text:s/>się z trzy tygodniowych iteracji w celu podzielenia pracy programistycznej/analitycznej.<text:s/>Każdy członek zespołu zostanie przydzielony do poszczególnych zadań. <text:s/></text:p>
      <text:p text:style-name="Tekstpodstawowyzwcięciem"/>
      <text:h text:style-name="Nagłówek2" text:outline-level="2">Pierwsza iteracja:</text:h>
      <text:list text:style-name="LFO2" text:continue-numbering="true">
        <text:list-item>
          <text:p text:style-name="P2">Zaprojektowanie bazy danych(cały zespół).</text:p>
        </text:list-item>
        <text:list-item>
          <text:p text:style-name="P3">Zaimplementowanie bazy danych – Kamil Sikorski.</text:p>
        </text:list-item>
        <text:list-item>
          <text:p text:style-name="P4">Zaimplementowanie podstawowych kontrolerów, formatek – Bartłomiej Wojciechowski.</text:p>
        </text:list-item>
        <text:list-item>
          <text:p text:style-name="P5">Postawienie serwisu internetowego, sposób przekazywania danych – Marcin<text:s/>Sosiński, Kamil Sikorski.</text:p>
        </text:list-item>
        <text:list-item>
          <text:p text:style-name="P6">Przeanalizowanie sposobu przekazywania informacji do użytkownika – Marcin Sosiński.<text:s/></text:p>
        </text:list-item>
        <text:list-item>
          <text:p text:style-name="P7">Połączenie Serwisu internetowego z aplikacją klienta – cały zespół.<text:s/></text:p>
        </text:list-item>
      </text:list>
      <text:p text:style-name="Akapitzlistą"/>
      <text:h text:style-name="Nagłówek2" text:outline-level="2">Druga iteracja:</text:h>
      <text:list text:style-name="LFO3" text:continue-numbering="true">
        <text:list-item>
          <text:p text:style-name="P8">Testy i poprawa jakości bazy danych – Kamil Sikorski.</text:p>
        </text:list-item>
        <text:list-item>
          <text:p text:style-name="P9">Implementacja interfejsu użytkownika – Bartłomiej Wojciechowski.</text:p>
        </text:list-item>
        <text:list-item>
          <text:p text:style-name="P10">Testy interfejsu użytkownika – cały zespół.<text:s/></text:p>
        </text:list-item>
        <text:list-item>
          <text:p text:style-name="P11">Implementacja przekazywania danych do użytkownika – Marcin Sosiński, Kamil Sikorski.</text:p>
        </text:list-item>
        <text:list-item>
          <text:p text:style-name="P12">Implementacja przeszukiwania strony – Marcin Sosiński.<text:s/></text:p>
        </text:list-item>
        <text:list-item>
          <text:p text:style-name="P13">Testy całej aplikacji (ostatni tydzień) – Cały zespół.<text:s/>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ekstpodstawowy" style:display-name="Tekst podstawowy" style:family="paragraph" style:parent-style-name="Normalny">
      <style:paragraph-properties fo:margin-bottom="0.0833in"/>
      <style:text-properties fo:hyphenate="false"/>
    </style:style>
    <style:style style:name="TekstpodstawowyZnak" style:display-name="Tekst podstawowy Znak" style:family="text" style:parent-style-name="Domyślnaczcionkaakapitu"/>
    <style:style style:name="Tekstpodstawowyzwcięciem" style:display-name="Tekst podstawowy z wcięciem" style:family="paragraph" style:parent-style-name="Tekstpodstawowy">
      <style:paragraph-properties fo:margin-bottom="0.1111in" fo:text-indent="0.25in"/>
      <style:text-properties fo:hyphenate="false"/>
    </style:style>
    <style:style style:name="TekstpodstawowyzwcięciemZnak" style:display-name="Tekst podstawowy z wcięciem Znak" style:family="text" style:parent-style-name="TekstpodstawowyZnak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maz</meta:initial-creator>
    <dc:creator>kamaz</dc:creator>
    <meta:creation-date>2017-11-02T17:36:00Z</meta:creation-date>
    <dc:date>2017-11-02T17:36:00Z</dc:date>
    <meta:template xlink:href="Normal.dotm" xlink:type="simple"/>
    <meta:editing-cycles>2</meta:editing-cycles>
    <meta:editing-duration>PT0S</meta:editing-duration>
    <meta:document-statistic meta:page-count="1" meta:paragraph-count="2" meta:word-count="150" meta:character-count="1048" meta:row-count="7" meta:non-whitespace-character-count="900"/>
  </office:meta>
</office:document-meta>
</file>